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fo:color="#008000" style:font-name="Calibri" fo:font-size="11pt" style:font-size-asian="11pt" style:font-size-complex="11pt"/>
    </style:style>
    <style:style style:name="P3" style:family="paragraph" style:parent-style-name="Standard">
      <style:text-properties fo:color="#008000" style:font-name="Calibri" fo:font-size="11pt" officeooo:paragraph-rsid="000344fb" style:font-size-asian="11pt" style:font-size-complex="11pt"/>
    </style:style>
    <style:style style:name="P4" style:family="paragraph" style:parent-style-name="Standard">
      <style:text-properties fo:color="#008000" style:font-name="Calibri" fo:font-size="11pt" officeooo:rsid="000344fb" officeooo:paragraph-rsid="000344fb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6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155ca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155ca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344fb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344fb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155ca" officeooo:paragraph-rsid="000344fb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344fb" officeooo:paragraph-rsid="000344fb" style:font-size-asian="11pt" style:font-size-complex="11pt"/>
    </style:style>
    <style:style style:name="P12" style:family="paragraph" style:parent-style-name="Standard_7e_LT_7e_Gliederung_20_1">
      <style:paragraph-properties fo:margin-top="0cm" fo:margin-bottom="0cm" loext:contextual-spacing="false"/>
      <style:text-properties style:font-name="Calibri" fo:font-size="11pt" style:font-size-asian="11pt" style:font-size-complex="11pt"/>
    </style:style>
    <style:style style:name="P13" style:family="paragraph" style:parent-style-name="Standard_7e_LT_7e_Gliederung_20_1">
      <style:paragraph-properties fo:margin-top="0cm" fo:margin-bottom="0cm" loext:contextual-spacing="false"/>
      <style:text-properties style:font-name="Calibri" fo:font-size="11pt" officeooo:paragraph-rsid="000344fb" style:font-size-asian="11pt" style:font-size-complex="11pt"/>
    </style:style>
    <style:style style:name="P14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1pt" officeooo:rsid="000155ca" officeooo:paragraph-rsid="000344fb" style:font-size-asian="11pt" style:font-size-complex="11pt"/>
    </style:style>
    <style:style style:name="P15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1pt" officeooo:paragraph-rsid="000344fb" style:font-size-asian="11pt" style:font-size-complex="11pt"/>
    </style:style>
    <style:style style:name="P16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style:font-size-asian="11pt" style:font-size-complex="11pt"/>
    </style:style>
    <style:style style:name="P17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officeooo:rsid="000155ca" officeooo:paragraph-rsid="000155ca" style:font-size-asian="11pt" style:font-size-complex="11pt"/>
    </style:style>
    <style:style style:name="P18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officeooo:paragraph-rsid="000344fb" style:font-size-asian="11pt" style:font-size-complex="11pt"/>
    </style:style>
    <style:style style:name="P19" style:family="paragraph" style:parent-style-name="Standard_7e_LT_7e_Gliederung_20_1">
      <style:paragraph-properties fo:margin-top="0cm" fo:margin-bottom="0cm" loext:contextual-spacing="false"/>
      <style:text-properties fo:color="#666666" style:font-name="Calibri" fo:font-size="11pt" officeooo:paragraph-rsid="000344fb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770e" officeooo:paragraph-rsid="000344fb" style:font-size-asian="11pt" style:font-size-complex="11pt"/>
    </style:style>
    <style:style style:name="P21" style:family="paragraph" style:parent-style-name="Footer">
      <style:text-properties officeooo:paragraph-rsid="000611ed"/>
    </style:style>
    <style:style style:name="T1" style:family="text">
      <style:text-properties fo:color="#ff0000"/>
    </style:style>
    <style:style style:name="T2" style:family="text">
      <style:text-properties fo:color="#666666"/>
    </style:style>
    <style:style style:name="T3" style:family="text">
      <style:text-properties fo:color="#666666" style:text-outline="false" style:text-line-through-style="none" style:text-line-through-type="none" fo:font-style="normal" fo:text-shadow="none" style:text-underline-style="none" fo:font-weight="normal" officeooo:rsid="0009770e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00"/>
    </style:style>
    <style:style style:name="T5" style:family="text">
      <style:text-properties fo:color="#000080"/>
    </style:style>
    <style:style style:name="T6" style:family="text">
      <style:text-properties fo:color="#0000ff"/>
    </style:style>
    <style:style style:name="T7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155ca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officeooo:rsid="000344fb"/>
    </style:style>
    <style:style style:name="T9" style:family="text">
      <style:text-properties officeooo:rsid="0003da78"/>
    </style:style>
    <style:style style:name="T10" style:family="text">
      <style:text-properties officeooo:rsid="0009770e"/>
    </style:style>
    <style:style style:name="T11" style:family="text">
      <style:text-properties officeooo:rsid="0004e2a4"/>
    </style:style>
    <style:style style:name="T12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ample1-1.vbs</text:p>
      <text:p text:style-name="P6"/>
      <text:p text:style-name="P17">'This displays 4 to the user</text:p>
      <text:p text:style-name="P12">MsgBox <text:span text:style-name="T1">4</text:span></text:p>
      <text:p text:style-name="P12"/>
      <text:p text:style-name="P16">'This also displays 4</text:p>
      <text:p text:style-name="P12">MsgBox <text:span text:style-name="T1">2</text:span><text:span text:style-name="T2"> </text:span><text:span text:style-name="T4">+</text:span><text:span text:style-name="T2"> </text:span><text:span text:style-name="T1">2</text:span></text:p>
      <text:p text:style-name="P12"/>
      <text:p text:style-name="P16">'We get the same result here</text:p>
      <text:p text:style-name="P12">MsgBox <text:span text:style-name="T2">"4"</text:span></text:p>
      <text:p text:style-name="P12"/>
      <text:p text:style-name="P16">'But this gives us something different</text:p>
      <text:p text:style-name="P12">MsgBox <text:span text:style-name="T2">"2 + 2"</text:span></text:p>
      <text:p text:style-name="P6"/>
      <text:p text:style-name="P6">–---------------------------------------------------------------------------------------------------------------------------------------------</text:p>
      <text:p text:style-name="P6"/>
      <text:p text:style-name="P7">Example1-2.vbs</text:p>
      <text:p text:style-name="P6"/>
      <text:p text:style-name="P3">'<text:span text:style-name="T8">Here we declare the variable</text:span></text:p>
      <text:p text:style-name="P1"><text:span text:style-name="T5">Dim</text:span> myVariable</text:p>
      <text:p text:style-name="P1"/>
      <text:p text:style-name="P3">'<text:span text:style-name="T8">Here we store the number 4 in the variable myVariable</text:span></text:p>
      <text:p text:style-name="P4"><text:span text:style-name="T8">'</text:span>We say that we assign the value 4 to the myVariable</text:p>
      <text:p text:style-name="P1">myVariable = <text:span text:style-name="T1">4</text:span></text:p>
      <text:p text:style-name="P1"/>
      <text:p text:style-name="P2">'We display the value of the variable here</text:p>
      <text:p text:style-name="P1">MsgBox myVariable</text:p>
      <text:p text:style-name="P1"/>
      <text:p text:style-name="P6">–---------------------------------------------------------------------------------------------------------------------------------------------</text:p>
      <text:p text:style-name="P6"/>
      <text:p text:style-name="P7">Example1-3.vbs</text:p>
      <text:p text:style-name="P1"/>
      <text:p text:style-name="P13"><text:span text:style-name="T6">Dim </text:span>myVariable1, myVariable2, finalResult</text:p>
      <text:p text:style-name="P13"/>
      <text:p text:style-name="P13">myVariable1 = <text:span text:style-name="T1">2</text:span> + <text:span text:style-name="T1">2</text:span></text:p>
      <text:p text:style-name="P13">myVariable2 = <text:span text:style-name="T1">3</text:span> * <text:span text:style-name="T1">3</text:span></text:p>
      <text:p text:style-name="P13">finalResult = myVariable1 + myVariable2</text:p>
      <text:p text:style-name="P13"/>
      <text:p text:style-name="P18">'<text:span text:style-name="T11">Displays:</text:span> The final result equals 13</text:p>
      <text:p text:style-name="P19">MsgBox "The final result equals " &amp; finalResult</text:p>
      <text:p text:style-name="P1"/>
      <text:p text:style-name="P6">–---------------------------------------------------------------------------------------------------------------------------------------------</text:p>
      <text:p text:style-name="P9"/>
      <text:p text:style-name="P8">Example1-<text:span text:style-name="T9">5</text:span>.vbs</text:p>
      <text:p text:style-name="P8"/>
      <text:p text:style-name="P14"><text:span text:style-name="T6">Dim</text:span> name</text:p>
      <text:p text:style-name="P15"/>
      <text:p text:style-name="P15">name = InputBox(<text:span text:style-name="T2">"What's your name?"</text:span>)</text:p>
      <text:p text:style-name="P14">MsgBox <text:span text:style-name="T2">"Hello, "</text:span> &amp; name &amp; <text:span text:style-name="T2">"!"</text:span></text:p>
      <text:p text:style-name="P10"/>
      <text:p text:style-name="P20"><text:soft-page-break/>–---------------------------------------------------------------------------------------------------------------------------------------------</text:p>
      <text:p text:style-name="P10"/>
      <text:p text:style-name="P10"/>
      <text:p text:style-name="P9"/>
      <text:p text:style-name="P8">Example1-<text:span text:style-name="T8">6</text:span>.vbs</text:p>
      <text:p text:style-name="P10"/>
      <text:p text:style-name="P11"><text:span text:style-name="T7">Dim</text:span><text:span text:style-name="T10"> a, b, result</text:span></text:p>
      <text:p text:style-name="P11"/>
      <text:p text:style-name="P11"><text:span text:style-name="T10">a = </text:span><text:span text:style-name="T7">CDbl</text:span><text:span text:style-name="T10">(InputBox(</text:span><text:span text:style-name="T3">"Enter a number:"</text:span><text:span text:style-name="T10">))</text:span></text:p>
      <text:p text:style-name="P11"><text:span text:style-name="T10">b = </text:span><text:span text:style-name="T7">CDbl</text:span><text:span text:style-name="T10">(InputBox(</text:span><text:span text:style-name="T3">"Enter a second number:"</text:span><text:span text:style-name="T10">))</text:span></text:p>
      <text:p text:style-name="P11"><text:span text:style-name="T10">MsgBox </text:span><text:span text:style-name="T3">"The sum of a and b is: "</text:span><text:span text:style-name="T10"> &amp; a + b</text:span></text:p>
      <text:p text:style-name="P10"/>
      <text:p text:style-name="P20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611ed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07:41.401000000</dc:date>
    <meta:editing-duration>PT1M19S</meta:editing-duration>
    <meta:editing-cycles>4</meta:editing-cycles>
    <meta:generator>LibreOffice/5.1.2.2$Windows_x86 LibreOffice_project/d3bf12ecb743fc0d20e0be0c58ca359301eb705f</meta:generator>
    <meta:document-statistic meta:table-count="0" meta:image-count="1" meta:object-count="0" meta:page-count="2" meta:paragraph-count="40" meta:word-count="176" meta:character-count="1730" meta:non-whitespace-character-count="1546"/>
  </office:meta>
</office:document-meta>
</file>